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c4ff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caff1c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d7ff52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7" style:family="table-cell" style:parent-style-name="Default">
      <style:table-cell-properties fo:background-color="#caff1c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d7ff52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0" style:family="table-cell" style:parent-style-name="Default">
      <style:table-cell-properties fo:border-bottom="0.99pt solid #000000" fo:background-color="#caff1c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99pt solid #000000" fo:background-color="#d7ff52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2"/>
        <table:table-column table:style-name="co1" table:default-cell-style-name="ce29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 técnico: Reforzado I (Nivel 5) [PATRÓN PETS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7" office:value-type="string" calcext:value-type="string">
            <text:p>Martes</text:p>
          </table:table-cell>
          <table:table-cell table:style-name="ce17" office:value-type="string" calcext:value-type="string">
            <text:p>Miércoles</text:p>
          </table:table-cell>
          <table:table-cell table:style-name="ce17" office:value-type="string" calcext:value-type="string">
            <text:p>Jueves</text:p>
          </table:table-cell>
          <table:table-cell table:style-name="ce17" office:value-type="string" calcext:value-type="string">
            <text:p>Viernes</text:p>
          </table:table-cell>
          <table:table-cell table:style-name="ce17" office:value-type="string" calcext:value-type="string">
            <text:p>Sábado</text:p>
          </table:table-cell>
          <table:table-cell table:style-name="ce30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18" office:value-type="string" calcext:value-type="string">
            <text:p>Día Mixto</text:p>
          </table:table-cell>
          <table:table-cell table:style-name="ce18" office:value-type="string" calcext:value-type="string">
            <text:p>Día de </text:p>
            <text:p>Encuentros</text:p>
          </table:table-cell>
          <table:table-cell table:style-name="ce31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1"/>
          <table:covered-table-cell table:style-name="ce35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 table:number-columns-repeated="2"/>
        </table:table-row>
        <table:table-row table:style-name="ro7">
          <table:table-cell table:number-columns-repeated="7"/>
          <table:table-cell table:style-name="ce32" table:number-columns-spanned="1" table:number-rows-spanned="12"/>
          <table:table-cell table:number-columns-repeated="2"/>
        </table:table-row>
        <table:table-row table:style-name="ro8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2"/>
        </table:table-row>
        <table:table-row table:style-name="ro9">
          <table:table-cell/>
          <table:table-cell office:value-type="string" calcext:value-type="string">
            <text:p><text:span text:style-name="T2">10:30hs:</text:span></text:p>
            <text:p><text:span text:style-name="T2">Paseo</text:span></text:p>
            <text:p><text:span text:style-name="T2">Matutino</text:span></text:p>
            <text:p><text:span text:style-name="T3">-11:15hs-</text:span></text:p>
          </table:table-cell>
          <table:table-cell/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35hs</text:span></text:p>
          </table:table-cell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30hs</text:span></text:p>
          </table:table-cell>
          <table:table-cell/>
          <table:table-cell table:style-name="Default"/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0">
          <table:table-cell table:number-columns-repeated="5"/>
          <table:table-cell office:value-type="string" calcext:value-type="string">
            <text:p><text:span text:style-name="T2">11:00hs:Proyecto</text:span></text:p>
            <text:p><text:span text:style-name="T2">Tecnibot</text:span></text:p>
            <text:p><text:span text:style-name="T4">11:35hs</text:span></text:p>
          </table:table-cell>
          <table:table-cell office:value-type="string" calcext:value-type="string">
            <text:p><text:span text:style-name="T2">11:00hs:Proyecto</text:span></text:p>
            <text:p><text:span text:style-name="T2">Tecnibot o</text:span></text:p>
            <text:p><text:span text:style-name="T2"> Código Libre</text:span></text:p>
            <text:p><text:span text:style-name="T4">11:35hs</text:span></text:p>
          </table:table-cell>
          <table:covered-table-cell/>
          <table:table-cell table:number-columns-repeated="2"/>
        </table:table-row>
        <table:table-row table:style-name="ro11">
          <table:table-cell table:number-columns-repeated="7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2">11:35hs:Proyecto</text:span></text:p>
            <text:p><text:span text:style-name="T2">Tecnibot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2">11:30hs:</text:span></text:p>
            <text:p><text:span text:style-name="T2">Paseo</text:span></text:p>
            <text:p><text:span text:style-name="T2">Matutino</text:span></text:p>
            <text:p><text:span text:style-name="T3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2">12:00hs:Reciclaje</text:span></text:p>
            <text:p><text:span text:style-name="T3">13:00hs</text:span></text:p>
          </table:table-cell>
          <table:table-cell table:number-columns-repeated="3"/>
          <table:table-cell office:value-type="string" calcext:value-type="string">
            <text:p><text:span text:style-name="T2">12:00hs:Reciclaje</text:span></text:p>
            <text:p><text:span text:style-name="T3">13:00hs</text:span></text:p>
          </table:table-cell>
          <table:table-cell office:value-type="string" calcext:value-type="string">
            <text:p><text:span text:style-name="T2">12:00hs:Reciclaje</text:span></text:p>
            <text:p><text:span text:style-name="T3">13:0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2">13:00hs:Almuerzo</text:span>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2">12:00hs:Almuerzo</text:span>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2">13:00hs:Almuerzo</text:span></text:p>
            <text:p><text:span text:style-name="T3">14:30hs</text:span></text:p>
          </table:table-cell>
          <table:table-cell office:value-type="string" calcext:value-type="string">
            <text:p><text:span text:style-name="T2">13:00hs:Almuerzo</text:span></text:p>
            <text:p><text:span text:style-name="T3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2">14:30hs:Proyecto</text:span></text:p>
            <text:p><text:span text:style-name="T2">Tecnibot</text:span></text:p>
            <text:p><text:span text:style-name="T3">15:00hs</text:span></text:p>
          </table:table-cell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2">14:30hs:</text:span></text:p>
            <text:p><text:span text:style-name="T2">Paseo de</text:span></text:p>
            <text:p><text:span text:style-name="T2">mediodía</text:span></text:p>
            <text:p><text:span text:style-name="T3">15:15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20hs</text:span></text:p>
          </table:table-cell>
          <table:table-cell office:value-type="string" calcext:value-type="string">
            <text:p><text:span text:style-name="T2">14:30hs:Proyecto</text:span></text:p>
            <text:p><text:span text:style-name="T2">Tecnibot</text:span></text:p>
            <text:p><text:span text:style-name="T3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2">15:00hs:</text:span></text:p>
            <text:p><text:span text:style-name="T2">Paseo</text:span></text:p>
            <text:p><text:span text:style-name="T2">Canino</text:span></text:p>
            <text:p><text:span text:style-name="T2">Vespertino</text:span></text:p>
            <text:p><text:span text:style-name="T3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4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2">16:20hs:</text:span></text:p>
            <text:p><text:span text:style-name="T2">Momento de</text:span></text:p>
            <text:p><text:span text:style-name="T2">Redes Sociales</text:span></text:p>
            <text:p><text:span text:style-name="T3">16:40hs</text:span></text:p>
          </table:table-cell>
          <table:table-cell/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2">15:30hs:</text:span></text:p>
            <text:p><text:span text:style-name="T2">Código Libre</text:span></text:p>
            <text:p><text:span text:style-name="T3">17:00hs</text:span></text:p>
          </table:table-cell>
          <table:table-cell office:value-type="string" calcext:value-type="string">
            <text:p><text:span text:style-name="T2">16:10hs:</text:span></text:p>
            <text:p><text:span text:style-name="T2">Código Libre</text:span></text:p>
            <text:p><text:span text:style-name="T3">17:35hs</text:span></text:p>
          </table:table-cell>
          <table:table-cell office:value-type="string" calcext:value-type="string">
            <text:p><text:span text:style-name="T2">15:15hs:</text:span></text:p>
            <text:p><text:span text:style-name="T2">Espacio de</text:span></text:p>
            <text:p><text:span text:style-name="T2">Juego</text:span></text:p>
            <text:p><text:span text:style-name="T3">17:35hs</text:span></text:p>
          </table:table-cell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6:40hs:</text:span></text:p>
            <text:p><text:span text:style-name="T2">Código Libre</text:span></text:p>
            <text:p><text:span text:style-name="T3">17:30hs-</text:span></text:p>
          </table:table-cell>
          <table:table-cell/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2">16:30hs:</text:span></text:p>
            <text:p><text:span text:style-name="T2">Paseo</text:span></text:p>
            <text:p><text:span text:style-name="T2">Vespertino</text:span></text:p>
            <text:p><text:span text:style-name="T3">17:15hs</text:span></text:p>
          </table:table-cell>
          <table:table-cell office:value-type="string" calcext:value-type="string">
            <text:p><text:span text:style-name="T2">17:30hs:</text:span></text:p>
            <text:p><text:span text:style-name="T2">Espacio de</text:span></text:p>
            <text:p><text:span text:style-name="T2">Juego</text:span></text:p>
            <text:p><text:span text:style-name="T3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2">18:00hs:Proyecto</text:span></text:p>
            <text:p><text:span text:style-name="T2">Tecnibot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4">20:00hs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4">19:20hs</text:span></text:p>
          </table:table-cell>
          <table:table-cell office:value-type="string" calcext:value-type="string">
            <text:p><text:span text:style-name="T2">17:15hs:</text:span></text:p>
            <text:p><text:span text:style-name="T2">Proyecto</text:span></text:p>
            <text:p><text:span text:style-name="T2">Tecnibot</text:span></text:p>
            <text:p><text:span text:style-name="T4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32" table:number-columns-spanned="1" table:number-rows-spanned="4"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2">20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 office:value-type="string" calcext:value-type="string">
            <text:p><text:span text:style-name="T2">20:00hs:Proyecto</text:span></text:p>
            <text:p><text:span text:style-name="T2">Tecnibot</text:span></text:p>
            <text:p><text:span text:style-name="T4">22:20hs</text:span></text:p>
          </table:table-cell>
          <table:table-cell office:value-type="string" calcext:value-type="string">
            <text:p><text:span text:style-name="T2">19:20hs:</text:span></text:p>
            <text:p><text:span text:style-name="T2">Paseo</text:span></text:p>
            <text:p><text:span text:style-name="T2">Canino</text:span></text:p>
            <text:p><text:span text:style-name="T2">Vespertino</text:span></text:p>
            <text:p><text:span text:style-name="T4">20:20hs</text:span></text:p>
          </table:table-cell>
          <table:table-cell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4">20:20hs</text:span></text:p>
          </table:table-cell>
          <table:table-cell office:value-type="string" calcext:value-type="string">
            <text:p><text:span text:style-name="T2">19:30hs:</text:span></text:p>
            <text:p><text:span text:style-name="T2">Espacio de</text:span></text:p>
            <text:p><text:span text:style-name="T2">Juego</text:span></text:p>
            <text:p><text:span text:style-name="T3">21:3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<text:span text:style-name="T2">22:20hs:Proyecto</text:span></text:p>
            <text:p><text:span text:style-name="T2">Tecnibot</text:span></text:p>
            <text:p><text:span text:style-name="T3">00:20hs</text:span></text:p>
          </table:table-cell>
          <table:table-cell office:value-type="string" calcext:value-type="string">
            <text:p><text:span text:style-name="T2">20:20hs:Proyecto</text:span></text:p>
            <text:p><text:span text:style-name="T2">Tecnibot</text:span></text:p>
            <text:p><text:span text:style-name="T3">23:00hs</text:span></text:p>
          </table:table-cell>
          <table:table-cell office:value-type="string" calcext:value-type="string">
            <text:p><text:span text:style-name="T2">20:20hs:Proyecto</text:span></text:p>
            <text:p><text:span text:style-name="T2">Tecnibot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</table:table-row>
        <table:table-row table:style-name="ro18">
          <table:table-cell table:number-columns-repeated="4"/>
          <table:table-cell office:value-type="string" calcext:value-type="string">
            <text:p><text:span text:style-name="T2">22:20hs:Proyecto</text:span></text:p>
            <text:p><text:span text:style-name="T2">Tecnibot</text:span></text:p>
            <text:p><text:span text:style-name="T3">00:20hs</text:span></text:p>
          </table:table-cell>
          <table:table-cell office:value-type="string" calcext:value-type="string">
            <text:p><text:span text:style-name="T2">22:0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/>
          <table:covered-table-cell/>
          <table:table-cell table:number-columns-repeated="2"/>
        </table:table-row>
        <table:table-row table:style-name="ro19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<text:span text:style-name="T2">23:30hs</text:span></text:p>
            <text:p><text:span text:style-name="T2">-</text:span></text:p>
            <text:p><text:span text:style-name="T2">02:00hs</text:span></text:p>
          </table:table-cell>
          <table:table-cell table:style-name="ce82" office:value-type="string" calcext:value-type="string">
            <text:p>23:30hs</text:p>
            <text:p>-</text:p>
            <text:p>02:00hs</text:p>
          </table:table-cell>
          <table:table-cell table:style-name="ce82" office:value-type="string" calcext:value-type="string">
            <text:p>23:00hs</text:p>
            <text:p>-</text:p>
            <text:p>00:30hs</text:p>
          </table:table-cell>
          <table:table-cell table:style-name="ce82" office:value-type="string" calcext:value-type="string">
            <text:p>23:30hs</text:p>
            <text:p>-</text:p>
            <text:p>02:00hs</text:p>
          </table:table-cell>
          <table:table-cell table:style-name="ce82" office:value-type="string" calcext:value-type="string">
            <text:p>23:30hs</text:p>
            <text:p>-</text:p>
            <text:p>02:00hs</text:p>
          </table:table-cell>
          <table:table-cell table:style-name="ce82" office:value-type="string" calcext:value-type="string">
            <text:p>23:30hs</text:p>
            <text:p>-</text:p>
            <text:p>02:00hs</text:p>
          </table:table-cell>
          <table:table-cell table:style-name="ce37" office:value-type="string" calcext:value-type="string">
            <text:p>23:30hs</text:p>
            <text:p>-</text:p>
            <text:p>02:00hs</text:p>
          </table:table-cell>
          <table:table-cell table:number-columns-repeated="2"/>
        </table:table-row>
        <table:table-row table:style-name="ro21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18:02:54.01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5H6M18S</meta:editing-duration>
    <meta:editing-cycles>66</meta:editing-cycles>
    <meta:generator>LibreOffice/7.3.3.2$Windows_X86_64 LibreOffice_project/d1d0ea68f081ee2800a922cac8f79445e4603348</meta:generator>
    <dc:date>2024-05-03T18:04:09.711000000</dc:date>
    <meta:document-statistic meta:table-count="1" meta:cell-count="89" meta:object-count="0"/>
    <meta:user-defined meta:name="ProgId">Excel.Sheet</meta:user-defined>
  </office:meta>
</office:document-meta>
</file>